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cc194"/>
    </style:style>
    <style:style style:name="P2" style:family="paragraph" style:parent-style-name="Standard">
      <style:paragraph-properties fo:text-align="start" style:justify-single-word="false"/>
      <style:text-properties officeooo:rsid="000cc194" officeooo:paragraph-rsid="000cc194"/>
    </style:style>
    <style:style style:name="P3" style:family="paragraph" style:parent-style-name="Standard">
      <style:paragraph-properties fo:text-align="start" style:justify-single-word="false"/>
      <style:text-properties officeooo:paragraph-rsid="000cc194"/>
    </style:style>
    <style:style style:name="P4" style:family="paragraph" style:parent-style-name="Standard">
      <style:paragraph-properties fo:text-align="start" style:justify-single-word="false"/>
      <style:text-properties officeooo:rsid="000d70e0" officeooo:paragraph-rsid="000d70e0"/>
    </style:style>
    <style:style style:name="P5" style:family="paragraph" style:parent-style-name="Standard">
      <style:paragraph-properties fo:text-align="start" style:justify-single-word="false"/>
      <style:text-properties officeooo:rsid="000dcc34" officeooo:paragraph-rsid="000dcc34"/>
    </style:style>
    <style:style style:name="T1" style:family="text">
      <style:text-properties officeooo:rsid="000cc19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 Rendu Projet 7</text:p>
      <text:p text:style-name="P1"/>
      <text:p text:style-name="P2">Lien tableau Trello : <text:a xlink:type="simple" xlink:href="https://trello.com/b/Cui8YBZO" text:style-name="Internet_20_link" text:visited-style-name="Visited_20_Internet_20_Link">https://trello.com/b/Cui8YBZO</text:a></text:p>
      <text:p text:style-name="P3"><text:span text:style-name="T1">Lien Github Projet 7 : </text:span><text:a xlink:type="simple" xlink:href="https://github.com/OtmanAndour/Projet-7" text:style-name="Internet_20_link" text:visited-style-name="Visited_20_Internet_20_Link">https://github.com/OtmanAndour/Projet-7</text:a> </text:p>
      <text:p text:style-name="P3"><text:span text:style-name="T1">Lien vers l’application : </text:span><text:a xlink:type="simple" xlink:href="https://project7-grandpy-bot.herokuapp.com/" text:style-name="Internet_20_link" text:visited-style-name="Visited_20_Internet_20_Link">https://project7-grandpy-bot.herokuapp.com/</text:a> </text:p>
      <text:p text:style-name="P3"/>
      <text:p text:style-name="P3"/>
      <text:p text:style-name="P4">Pour ce projet, la méthodologie Agile a été adoptée comme méthodologie de travail, car elle permet de se concentrer et de se focaliser sur chaque fonctionnalité du site.</text:p>
      <text:p text:style-name="P4">Chaque fonctionnalité sera ensuite testée pour vérifier son bon fonctionnement. Cependant, je n’ai pas utilisé la méthode de Test Driven Developement (TDD), tout simplement car j’avais déjà commencé à créer et mettre en place les principales fonctionnalités du programme avant que je ne commence le cours sur les tests proposés sur OpenClassrooms. Par conséquent, lorsque je me suis initié à la notions de tests et de TDD, les fonctions majeurs de mon programme avaient déjà été créés. Je les ait donc ensuite testés, plutôt que de créer des tests rouges puis de créer les fonctions répondant à ces tests, comme le recommande la méthodologie TDD.</text:p>
      <text:p text:style-name="P4"/>
      <text:p text:style-name="P5">La première étape a été de cré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18:25:53.646000000</meta:creation-date>
    <dc:date>2019-04-22T19:11:57.417000000</dc:date>
    <meta:editing-duration>PT5M36S</meta:editing-duration>
    <meta:editing-cycles>1</meta:editing-cycles>
    <meta:document-statistic meta:table-count="0" meta:image-count="0" meta:object-count="0" meta:page-count="1" meta:paragraph-count="7" meta:word-count="160" meta:character-count="1052" meta:non-whitespace-character-count="897"/>
    <meta:generator>LibreOffice/5.2.6.2$Windows_x86 LibreOffice_project/a3100ed2409ebf1c212f5048fbe377c281438fdc</meta:generator>
  </office:meta>
</office:document-meta>
</file>